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rlito"/>
    </style:style>
    <style:style style:name="P2" style:family="paragraph" style:parent-style-name="Text_20_body">
      <style:paragraph-properties fo:margin-top="0cm" fo:margin-bottom="0.282cm" style:contextual-spacing="false" fo:line-height="116%"/>
    </style:style>
    <style:style style:name="P3" style:family="paragraph" style:parent-style-name="Text_20_body" style:list-style-name="L1">
      <style:paragraph-properties fo:margin-top="0cm" fo:margin-bottom="0.282cm" style:contextual-spacing="false" fo:line-height="116%"/>
    </style:style>
    <style:style style:name="P4" style:family="paragraph" style:parent-style-name="Text_20_body" style:list-style-name="L1">
      <style:paragraph-properties fo:margin-top="0cm" fo:margin-bottom="0.282cm" style:contextual-spacing="false" fo:line-height="116%"/>
      <style:text-properties style:font-name="Carli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rlito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lain Django URL dispatcher process.</text:span> </text:p>
      <text:p text:style-name="P2"><text:span text:style-name="Strong_20_Emphasis"><text:span text:style-name="T2">Answer:</text:span></text:span><text:span text:style-name="T2"><text:line-break/>The Django URL dispatcher is responsible for processing incoming HTTP requests and mapping them to the appropriate view function.</text:span></text:p>
      <text:p text:style-name="P2"><text:span text:style-name="Strong_20_Emphasis"><text:span text:style-name="T2">Process:</text:span></text:span></text:p>
      <text:list text:style-name="L1">
        <text:list-item>
          <text:p text:style-name="P3"><text:span text:style-name="T2">When a request is received, Django starts checking the </text:span><text:span text:style-name="Source_20_Text"><text:span text:style-name="T2">urlpatterns</text:span></text:span><text:span text:style-name="T2"> list from top to bottom.</text:span></text:p>
        </text:list-item>
        <text:list-item>
          <text:p text:style-name="P4">Each URL pattern is matched against the request path.</text:p>
        </text:list-item>
        <text:list-item>
          <text:p text:style-name="P4">If a match is found:</text:p>
          <text:list>
            <text:list-item>
              <text:p text:style-name="P4">The corresponding view is called with any captured parameters.</text:p>
            </text:list-item>
          </text:list>
        </text:list-item>
        <text:list-item>
          <text:p text:style-name="P4">If no match is found:</text:p>
          <text:list>
            <text:list-item>
              <text:p text:style-name="P3"><text:span text:style-name="T2">Django raises a </text:span><text:span text:style-name="Source_20_Text"><text:span text:style-name="T2">404 Not Found</text:span></text:span><text:span text:style-name="T2"> error.</text:span></text:p>
            </text:list-item>
          </text:list>
        </text:list-item>
      </text:list>
      <text:p text:style-name="P2"><text:span text:style-name="T2">This mapping is defined in the </text:span><text:span text:style-name="Source_20_Text"><text:span text:style-name="T2">urls.py</text:span></text:span><text:span text:style-name="T2"> files, and Django supports project-level and app-level routing for modular structur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5</meta:editing-cycles>
    <meta:creation-date>2025-06-16T14:44:11.283074600</meta:creation-date>
    <meta:editing-duration>PT6M4S</meta:editing-duration>
    <meta:generator>LibreOffice/25.2.4.3$Windows_X86_64 LibreOffice_project/33e196637044ead23f5c3226cde09b47731f7e27</meta:generator>
    <dc:title>Carlito Default</dc:title>
    <dc:date>2025-06-23T16:45:23.489325800</dc:date>
    <meta:document-statistic meta:table-count="0" meta:image-count="0" meta:object-count="0" meta:page-count="1" meta:paragraph-count="10" meta:word-count="100" meta:character-count="601" meta:non-whitespace-character-count="516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